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3.939cm"/>
    </style:style>
    <style:style style:name="co3" style:family="table-column">
      <style:table-column-properties fo:break-before="auto" style:column-width="38.405cm"/>
    </style:style>
    <style:style style:name="co5" style:family="table-column">
      <style:table-column-properties fo:break-before="auto" style:column-width="4.828cm"/>
    </style:style>
    <style:style style:name="ro6"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5.396cm" fo:break-before="auto" style:use-optimal-row-height="false"/>
    </style:style>
    <style:style style:name="ro4" style:family="table-row">
      <style:table-row-properties style:row-height="11.425cm" fo:break-before="auto" style:use-optimal-row-height="true"/>
    </style:style>
    <style:style style:name="ro5" style:family="table-row">
      <style:table-row-properties style:row-height="12.268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14.374cm" fo:break-before="auto" style:use-optimal-row-height="true"/>
    </style:style>
    <style:style style:name="ro9" style:family="table-row">
      <style:table-row-properties style:row-height="15.637cm" fo:break-before="auto" style:use-optimal-row-height="true"/>
    </style:style>
    <style:style style:name="ro10" style:family="table-row">
      <style:table-row-properties style:row-height="7.213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5.95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6.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cm"/>
    </style:style>
  </office:automatic-styles>
  <office:body>
    <office:spreadsheet>
      <table:table table:name="Sheet1" table:style-name="ta1" table:print="false">
        <table:table-column table:style-name="co2" table:default-cell-style-name="ce1"/>
        <table:table-column table:style-name="co3" table:default-cell-style-name="ce1"/>
        <table:table-column table:style-name="co5" table:default-cell-style-name="ce1"/>
        <table:table-column table:style-name="co4" table:number-columns-repeated="1021" table:default-cell-style-name="ce1"/>
        <table:table-row table:style-name="ro2">
          <table:table-cell office:value-type="string">
            <text:p>Help page</text:p>
          </table:table-cell>
          <table:table-cell office:value-type="string">
            <text:p>Text</text:p>
          </table:table-cell>
          <table:table-cell office:value-type="string">
            <text:p>Images required</text:p>
          </table:table-cell>
          <table:table-cell table:number-columns-repeated="1021"/>
        </table:table-row>
        <table:table-row table:style-name="ro3">
          <table:table-cell office:value-type="string">
            <text:p>General Info</text:p>
          </table:table-cell>
          <table:table-cell office:value-type="string">
            <text:p>Welcome to CourseFlow, a pedagogical tool for planning activities, courses, and programs, which is designed to enable Research Practice Partnerships between instructors, designers, and researchers. This program constructs Workflows, a generalized flowchart representation of activities, courses, and programs. These are stored in a Project, which can be named by clicking on the edit icon to the right of the title.</text:p>
            <text:p/>
            <text:p>&lt;h3&gt;Getting Started&lt;/h3&gt;</text:p>
            <text:p/>
            <text:p>To get started, create an activity, course, or program in the Layout on the left, or begin by designing the desired Outcomes for your course.</text:p>
            <text:p/>
            <text:p>&lt;h3&gt;Menu Items&lt;/h3&gt;</text:p>
            <text:p/>
            <text:p>&lt;h4&gt;File&lt;/h4&gt;</text:p>
            <text:p/>
            <text:p>&lt;ul&gt;</text:p>
            <text:p>&lt;li&gt;New Project&lt;/li&gt;Creates a project, clearing any unsaved data.</text:p>
            <text:p>&lt;li&gt;Save Project&lt;/li&gt;Saves the current project, giving the file a default name identical to the project title. The file will be saved to your Downloads folder, and should then be moved into a local directory of your choice.</text:p>
            <text:p>&lt;li&gt;Open File&lt;/li&gt;Opens a project from your computer.</text:p>
            <text:p>&lt;li&gt;Export Current Workflow&lt;/li&gt;Exports the currently active workflow (for example a course or activity) and any workflows and outcomes used by it. For example, when exporting a course, the exported file would include its outcomes and any activities that were used by it, but not a program that contained it.</text:p>
            <text:p>&lt;li&gt;Import a Workflow&lt;/li&gt;Imports a workflow generated with Export Current Workflow or an entire project, appending it to your current project without overwriting any information. This, along with the Export function, can be used to share activities or courses.</text:p>
            <text:p>&lt;/ul&gt;</text:p>
            <text:p/>
            <text:p>&lt;h4&gt;Edit&lt;/h4&gt;</text:p>
            <text:p/>
            <text:p>&lt;ul&gt;</text:p>
            <text:p>&lt;li&gt;Undo/Redo&lt;/li&gt;Undoes/redoes the most recent change to a workflow. This function may take some time to execute.</text:p>
            <text:p>&lt;li&gt;Duplicate Current Workflow&lt;/li&gt;Creates a copy of the currently active workflow or outcome.</text:p>
            <text:p>&lt;/ul&gt;</text:p>
            <text:p/>
            <text:p/>
            <text:p>&lt;h4&gt;View&lt;/h4&gt;</text:p>
            <text:p/>
            <text:p>&lt;ul&gt;</text:p>
            <text:p>&lt;li&gt;Expand/Collapse All Nodes&lt;/li&gt;Expands or collapses all nodes within a workflow, showing or hiding the detailed descriptions.</text:p>
            <text:p>&lt;li&gt;Printer Friendly Version&lt;/li&gt;Opens a new tab with a printer friendly version of the currently active workflow. This can be used to export to pdf.</text:p>
            <text:p>&lt;/ul&gt;</text:p>
          </table:table-cell>
          <table:table-cell table:number-columns-repeated="1022"/>
        </table:table-row>
        <table:table-row table:style-name="ro4">
          <table:table-cell office:value-type="string">
            <text:p>Activity</text:p>
          </table:table-cell>
          <table:table-cell office:value-type="string">
            <text:p>An Activity workflow is the smallest grain size of workflows, showing a step by step procedure for the activity. An activity should generally correspond to something that could be completed in a single session, however sometimes activities will span multiple sessions or the entire class. An activity is made up of smaller tasks, which are organized into columns based on where they take place and by whom they are led. An activity can be embedded within a course, or simply kept on its own.</text:p>
            <text:p/>
            <text:p>&lt;h3&gt;Getting Started&lt;/h3&gt;</text:p>
            <text:p/>
            <text:p>To get started, give your activity a title. This can be done by hovering over its button in the Layout panel to the left then clicking the edit icon, or by double clicking its title when the activity is active. Then, drag nodes from the Nodes panel to the right and drop them into the active area (the box).</text:p>
            <text:p/>
            <text:p>&lt;h3&gt;Details&lt;/h3&gt;</text:p>
            <text:p/>
            <text:p>&lt;h4&gt;Columns&lt;/h4&gt;</text:p>
            <text:p/>
            <text:p>By default, an activity is made up of three columns: Out of Class – for tasks which are completed outside the classroom, In Class (Instructor) – for tasks which are primarily instructor-led, and In Class (Students) – for tasks which are primarily student-led.</text:p>
            <text:p/>
            <text:p>&lt;h4&gt;Nodes&lt;/h4&gt;</text:p>
            <text:p/>
            <text:p>The nodes in an activity workflow represent tasks, which are each a single event or piece of the activity. The task icons are used to denote tasks that require student engagement: the left icon shows the context (individual, group, or class), while the right icon represents how the students are being engaged. Icons should be left out when there is no student engagement (for example procedural steps such as splitting the students into groups). To edit a node, click on the node to bring up the edit menu.</text:p>
            <text:p/>
            <text:p>&lt;h4&gt;Strategies&lt;/h4&gt;</text:p>
            <text:p/>
            <text:p>Some activities make use of Strategies: scripts of tasks which represent validated techniques, such as Jigsaw and Peer Instruction. The strategies panel to the right allows you to quickly implement the strategy in your activity workflow then modify it for your own use. You can add the entire strategy (group of tasks) by dragging the strategy and dropping it into the active area. Alternatively, if you have created an activity and identified an existing strategy within it, you can drag the strategy directly onto a node to simply add the bracket.</text:p>
          </table:table-cell>
          <table:table-cell table:number-columns-repeated="1022"/>
        </table:table-row>
        <table:table-row table:style-name="ro5">
          <table:table-cell office:value-type="string">
            <text:p>Course</text:p>
          </table:table-cell>
          <table:table-cell office:value-type="string">
            <text:p>A Course workflow is used to design or represent an entire course. It can be embedded within a program, and can be composed of activities.</text:p>
            <text:p/>
            <text:p>&lt;h3&gt;Getting Started&lt;/h3&gt;</text:p>
            <text:p/>
            <text:p>To get started, give your course a title. This can be done by hovering over its button in the Layout panel to the left then clicking the edit icon, or by double clicking its title when the activity is active. Then, drag nodes from the Nodes panel to the right and drop them into the active area (the box).</text:p>
            <text:p/>
            <text:p>&lt;h3&gt;Details&lt;/h3&gt;</text:p>
            <text:p/>
            <text:p>&lt;h4&gt;Columns&lt;/h4&gt;</text:p>
            <text:p/>
            <text:p>By default, a course is made up of three columns: Activity – for activities, which form the backbone of the course, Preparation – to indicate tasks such as reading assignments which must be completed prior to the activity's completion, and Assessment – to indicate where students are being evaluated.</text:p>
            <text:p/>
            <text:p>&lt;h4&gt;Nodes&lt;/h4&gt;</text:p>
            <text:p/>
            <text:p>The nodes within a course are meant to show the overall design and flow of the course from start to finish. Unlike at the activity level, nodes are not linked by default, as the relationship between nodes is not as simple. Links between nodes should be made to illustrate the flow of information: for example the preparation for an activity (which might be a reading assignment) may not occur directly before the activity itself; instead it might occur in the previous week. The link between these should be illustrated by creating links between the two nodes. Activity nodes, unlike other nodes, cannot be dragged from one column to another, as they have specific information other nodes do not: a linked activity. Activity nodes can also have an icon which the user may set, corresponding to the strategy (if any) employed in the activity.</text:p>
            <text:p/>
            <text:p>&lt;h4&gt;Weeks&lt;/h4&gt;</text:p>
            <text:p/>
            <text:p>A course is by default organized into weeks. For users who prefer to plan their course by topic or concept (or class by class), the “weeks” can be renamed by double clicking the text to be given a custom name.</text:p>
            <text:p/>
            <text:p>&lt;h4&gt;Outcomes&lt;/h4&gt;</text:p>
            <text:p/>
            <text:p>Outcomes can be assigned to a course in the right hand panel. Once a Program outcome has been created, it can be assigned to the course by selecting it in the dropdown menu in the panel then clicking “Assign to Course”. The outcomes will then appear in the panel, and can be dragged onto nodes to assign the outcome to the node.</text:p>
          </table:table-cell>
          <table:table-cell table:number-columns-repeated="1022"/>
        </table:table-row>
        <table:table-row table:style-name="ro7">
          <table:table-cell office:value-type="string">
            <text:p>Program</text:p>
          </table:table-cell>
          <table:table-cell office:value-type="string">
            <text:p>A Program workflow is used to design or represent a curriculum.</text:p>
            <text:p/>
          </table:table-cell>
          <table:table-cell table:number-columns-repeated="1022"/>
        </table:table-row>
        <table:table-row table:style-name="ro8">
          <table:table-cell office:value-type="string">
            <text:p>Outcome</text:p>
          </table:table-cell>
          <table:table-cell office:value-type="string">
            <text:p>Outcomes are used to track your learning objectives or course competencies. They are produced at three levels: Program outcomes, Course outcomes, and Activity outcomes.</text:p>
            <text:p/>
            <text:p>&lt;h3&gt;Getting Started&lt;/h3&gt;</text:p>
            <text:p/>
            <text:p>To get started, click the “Create New” button under Outcomes in the left panel. This will create a new Program level outcome. You can then click on the outcome's text to edit it. When you mouse over the outcome, you will see the IMG symbol appear. Click on this to create a new outcome at the next level – in this case a Course level outcome. Clicking this button for a Course outcome will instead create an Activity outcome.</text:p>
            <text:p/>
            <text:p>&lt;h3&gt;Types of Outcomes&lt;/h3&gt;</text:p>
            <text:p/>
            <text:p>Outcomes are sorted by level:</text:p>
            <text:p/>
            <text:p>&lt;ul&gt;</text:p>
            <text:p><text:s/>&lt;li&gt;Program Outcomes&lt;/li&gt;A Program outcome is the top-most level: it is a learning outcome that would be designed at the curriculum development stage. Often the Program outcomes for a program will roughly correspond to the different courses, and in some fields may match up one to one with individual courses. These are sometimes called Competencies.</text:p>
            <text:p>&lt;li&gt;Course Outcomes&lt;/li&gt;A Course outcome is the next highest level: a program outcome is made up of probably 3-8 course outcomes, which are the main broad points a course should address. These might correspond to units in a course or be more nebulous depending on the field of study. These are sometimes called Competency Elements.</text:p>
            <text:p>&lt;li&gt;Activity Outcomes&lt;/li&gt;An Activity outcome is the finest grain outcome. This should correspond to specific things a student should learn or be able to do after taking the course. They should generally be something that an activity will be specifically geared to address, either in part or entirely.</text:p>
            <text:p>&lt;li&gt;</text:p>
            <text:p/>
            <text:p>&lt;h3&gt;Assigning Outcomes&lt;/h3&gt;</text:p>
            <text:p/>
            <text:p>Program outcomes can be assigned to courses with the right hand panel to signify that the course will address the outcome either in part or entirely. Once the outcome has been assigned, the individual Activity outcomes can be assigned to individual nodes by dragging them onto the node. You can also assign a Course outcome this way, which may be useful if an assessment (such as an exam) addresses all the Activity outcomes within the Course outcome.</text:p>
            <text:p/>
            <text:p>As you add outcomes, indicators will appear next to the outcome to display to which types of nodes it has been assigned. Generally speaking, each Activity outcome should be addressed in each column: the students should be prepared for the outcome, there should be an activity which addresses it, and the students should be assessed on that outcome. Once the outcome has been assigned to at least one node in each column, the indicators will turn to a green checkmark to denote that the outcome has been fully addressed (at least in theory). When all Activity outcomes have been addressed, the Course outcome will also be addressed, and when all Course outcomes have been addressed so will the Program outcome.</text:p>
            <text:p/>
            <text:p>To see which outcomes have been assigned to a node, mouse over it. To see to which nodes a specific outcome has been assigned, you can mouse over it to highlight all nodes, or click it to toggle highlighting on/off. To remove an outcome from the node, mouse over the outcome attached to the node and click the IMG icon on the outcome.</text:p>
            <text:p/>
            <text:p/>
          </table:table-cell>
          <table:table-cell table:number-columns-repeated="1022"/>
        </table:table-row>
        <table:table-row table:style-name="ro9">
          <table:table-cell office:value-type="string">
            <text:p>Nodes</text:p>
          </table:table-cell>
          <table:table-cell office:value-type="string">
            <text:p>Nodes are the primary building blocks of the workflows, and mean different things based on whether they are at the Program, Course, or Activity level.</text:p>
            <text:p/>
            <text:p>&lt;h3&gt;Getting Started&lt;/h3&gt;</text:p>
            <text:p/>
            <text:p>To get started, open or create any workflow. To add nodes to the workflow, click and drag the nodes from the right hand panel into the active area (the box). Once a node has been created, more nodes can be created directly below it by clicking the IMG icon.</text:p>
            <text:p/>
            <text:p>&lt;h3&gt;Manipulating Nodes&lt;/h3&gt;</text:p>
            <text:p/>
            <text:p>&lt;h4&gt;Editing Nodes&lt;/h4&gt;</text:p>
            <text:p/>
            <text:p>Nodes can be edited by clicking on the node. Nodes can have the following properties (not all of which will appear for each type of node):</text:p>
            <text:p/>
            <text:p>&lt;ul&gt;</text:p>
            <text:p>&lt;li&gt;Title&lt;/li&gt;A short title which will appear at the top of the node.</text:p>
            <text:p>&lt;li&gt;Left/Right Icon&lt;/li&gt;Icons which denote the nature of the task or activity.</text:p>
            <text:p>&lt;li&gt;Description&lt;/li&gt;A longer description. This is hidden by default, however it can be toggled by expanding the drop-down below the node. Once the drop-down is shown, it can be resized manually.</text:p>
            <text:p>&lt;li&gt;Linked Workflow&lt;/li&gt;Links a workflow to this node. For example, an Activity node in a Course Workflow can be linked to an Activity workflow to denote that activity is used here. Double clicking the node will automatically open the linked workflow.</text:p>
            <text:p>&lt;li&gt;Tags&lt;/li&gt;This is used to assign or remove outcomes to the node.</text:p>
            <text:p>&lt;/ul&gt;</text:p>
            <text:p/>
            <text:p>&lt;h4&gt;Manipulating Nodes&lt;/h4&gt;</text:p>
            <text:p/>
            <text:p>Nodes can be manipulated in various ways:</text:p>
            <text:p/>
            <text:p>&lt;ul&gt;</text:p>
            <text:p>&lt;li&gt;Moving Nodes&lt;/li&gt;Nodes can be moved between columns (with a few exceptions) or rearranged in time by clicking and dragging the node.</text:p>
            <text:p>&lt;li&gt;Deleting Nodes&lt;/li&gt;Nodes can be deleted by clicking the IMG icon which appears in the top right corner of the node when hovered over.</text:p>
            <text:p>&lt;li&gt;Cloning Nodes&lt;/li&gt;Nodes can be cloned by clicking the IMG icon which appears on the right hand side of the node when hovered over.</text:p>
            <text:p>&lt;li&gt;Linking Nodes&lt;/li&gt;Nodes can be linked by clicking and dragging the handles (IMG) which appear when the node is hovered over, then connected to the handles of another node. Some links will appear automatically (such as in Activities) but you may want to add your own as well.</text:p>
            <text:p>&lt;li&gt;Displaying Description&lt;/li&gt;The description can be displayed by clicking the drop-down at the bottom of the node.</text:p>
            <text:p>&lt;li&gt;Resizing Nodes&lt;/li&gt;Once the drop-down has been displayed, the size of the node can be altered to show the full description.</text:p>
            <text:p>&lt;/ul&gt;</text:p>
            <text:p/>
            <text:p/>
          </table:table-cell>
          <table:table-cell table:number-columns-repeated="1022"/>
        </table:table-row>
        <table:table-row table:style-name="ro10">
          <table:table-cell office:value-type="string">
            <text:p>Strategies</text:p>
          </table:table-cell>
          <table:table-cell office:value-type="string">
            <text:p>Strategies are used at the Activity level to denote known scripts.</text:p>
            <text:p/>
            <text:p>&lt;h3&gt;Getting Started&lt;/h3&gt;</text:p>
            <text:p/>
            <text:p>To get started, create or open an activity, then add a strategy either by dragging the strategy in the right hand panel into the active area (the box) or onto an existing node.</text:p>
            <text:p/>
            <text:p>&lt;h3&gt;Manipulating Strategies&lt;/h3&gt;</text:p>
            <text:p/>
            <text:p>Strategies can be manipulated in various ways:</text:p>
            <text:p/>
            <text:p>&lt;ul&gt;</text:p>
            <text:p>&lt;li&gt;Moving Strategies&lt;/li&gt;Strategies are linked to the top and bottom node of the bracket. Moving either of these nodes will cause the strategy to move with it, even if the order of the nodes is rearranged.</text:p>
            <text:p>&lt;li&gt;Resizing Strategies&lt;/li&gt;By clicking the strategy bracket, you can resize it. This allows you to link it to a different node. For example, if you resize the bracket upward, it will now become attached to the next node up, causing it to move with that node instead.</text:p>
            <text:p>&lt;li&gt;Deleting Strategies&lt;/li&gt; When mousing over a strategy, you may delete it by clicking the IMG icon. This will delete only the bracket, not the nodes within it.</text:p>
            <text:p>&lt;/ul&gt;</text:p>
            <text:p/>
          </table:table-cell>
          <table:table-cell table:number-columns-repeated="1022"/>
        </table:table-row>
        <table:table-row table:style-name="ro11">
          <table:table-cell office:value-type="string">
            <text:p>Weeks</text:p>
          </table:table-cell>
          <table:table-cell office:value-type="string">
            <text:p>A Course workflow is divided into weeks. By default, the workflow always contains one week. The week can be renamed to be given a title or to organize your course by topic/unit by double clicking the text.</text:p>
            <text:p/>
            <text:p>&lt;h3&gt;Manipulating Weeks&lt;/h3&gt;</text:p>
            <text:p/>
            <text:p>Weeks can be manipulated in various ways:</text:p>
            <text:p/>
            <text:p>&lt;ul&gt;</text:p>
            <text:p>&lt;li&gt;Adding Weeks&lt;/li&gt;To add a week below another, click the IMG icon that appears when you hover over the week.</text:p>
            <text:p>&lt;li&gt;Deleting Weeks&lt;/li&gt;A week can be deleted by clicking the IMG icon that appears when you hover over it. All nodes contained within it will also be deleted.</text:p>
            <text:p>&lt;li&gt;Cloning Weeks&lt;/li&gt;To duplicate a week, and all its contents, click the IMG icon that appears when you hover over the week.</text:p>
            <text:p>&lt;/ul&gt;</text:p>
          </table:table-cell>
          <table:table-cell table:number-columns-repeated="1022"/>
        </table:table-row>
        <table:table-row table:style-name="ro12">
          <table:table-cell office:value-type="string">
            <text:p>Comments</text:p>
          </table:table-cell>
          <table:table-cell office:value-type="string">
            <text:p>Comments can be added to a workflow to leave notes when sharing the workflow.</text:p>
            <text:p/>
            <text:p>&lt;h3&gt;Getting Started&lt;/h3&gt;</text:p>
            <text:p/>
            <text:p>To add a comment to a workflow, right click anywhere in the workflow and click “Add Comment”. This will add a comment to the workflow. You can see the comment by clicking on it.</text:p>
            <text:p/>
            <text:p>&lt;h3&gt;Manipulating Comments&lt;/h3&gt;</text:p>
            <text:p/>
            <text:p>&lt;ul&gt;</text:p>
            <text:p>&lt;li&gt;Moving Comments&lt;/li&gt;Comments can be moved by clicking and dragging them.</text:p>
            <text:p>&lt;li&gt;Adding to Comments&lt;/li&gt;You can add to a comment by clicking it to display it, then typing text and clicking “add comment”. The comment will persist when the workflow is shared, and this can be a good way to share feedback with others.</text:p>
            <text:p>&lt;li&gt;Deleting Comments&lt;/li&gt;Comments can be deleted by clicking the IMG icon that appears when you hover over them.</text:p>
            <text:p>&lt;/ul&gt;</text:p>
          </table:table-cell>
          <table:table-cell table:number-columns-repeated="1022"/>
        </table:table-row>
        <table:table-row table:style-name="ro13">
          <table:table-cell office:value-type="string">
            <text:p>Columns</text:p>
          </table:table-cell>
          <table:table-cell office:value-type="string">
            <text:p>Workflows are organized into columns into which the nodes are sorted. The exact columns depend on the type of workflow. Columns are added automatically to new workflows.</text:p>
            <text:p/>
            <text:p>&lt;h3&gt;Manipulating Columns&lt;/h3&gt;</text:p>
            <text:p/>
            <text:p>&lt;ul&gt;</text:p>
            <text:p>&lt;li&gt;Moving Columns&lt;/li&gt;To move a column, click and drag the head of the column (the icon). This allows you to rearrange the columns to your liking.</text:p>
            <text:p>&lt;li&gt;Adding Columns&lt;/li&gt;Sometimes a workflow can have more than just the default columns. When you insert a node of a type that does not currently have a column, a new column will be created automatically.</text:p>
            <text:p>&lt;/ul&gt;</text:p>
          </table:table-cell>
          <table:table-cell table:number-columns-repeated="1022"/>
        </table:table-row>
        <table:table-row table:style-name="ro14">
          <table:table-cell office:value-type="string">
            <text:p>Layout</text:p>
          </table:table-cell>
          <table:table-cell office:value-type="string">
            <text:p>The layout shows the organization of your project at all levels, showing how your workflows are arranged.</text:p>
            <text:p/>
            <text:p>&lt;h3&gt;Getting Started&lt;/h3&gt;</text:p>
            <text:p/>
            <text:p>As you add workflows (whether Activity, Course, or Program), buttons for each will appear in the layout automatically. By hovering over these buttons, the workflows can be renamed (IMG), deleted (IMG), or reordered (IMG/IMG).</text:p>
            <text:p/>
            <text:p>&lt;h3&gt;Changing the Layout&lt;/h3&gt;</text:p>
            <text:p/>
            <text:p>The layout shows the organization, and will therefore change as you assign activities to courses or assign courses to programs. Workflows can be assigned to others by clicking on the appropriate node then selecting the Linked Workflow in the edit menu. Whenever a workflow is assigned to another, its button in the layout is moved under the corresponding button. These sub-workflows are hidden by default, but can be shown or hidden by toggling the IMG/IMG icon. </text:p>
            <text:p/>
            <text:p>If a workflow is assigned to more than one other (for example if an activity is used in multiple courses), it will appear under both. Changing it in one will change both however, so if you want to create a copy of the workflow that can be altered you should instead use Duplicate Current Workflow under the Edit menu.</text:p>
            <text:p/>
            <text:p>Removing a workflow from another will remove the button from the layout. If the workflow has been removed from all others, its button will appear in the default position.</text:p>
          </table:table-cell>
          <table:table-cell table:number-columns-repeated="1022"/>
        </table:table-row>
        <table:table-row table:style-name="ro14" table:number-rows-repeated="1048563">
          <table:table-cell table:number-columns-repeated="1024"/>
        </table:table-row>
        <table:table-row table:style-name="ro14">
          <table:table-cell table:number-columns-repeated="1024"/>
        </table:table-row>
      </table:table>
      <table:table table:name="Sheet2" table:style-name="ta1" table:print="false">
        <table:table-column table:style-name="co4" table:default-cell-style-name="Default"/>
        <table:table-row table:style-name="ro6">
          <table:table-cell/>
        </table:table-row>
      </table:table>
      <table:table table:name="Sheet3" table:style-name="ta1" table:print="false">
        <table:table-column table:style-name="co4"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6">2019-10-16</text:date>, <text:time>13:45: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ie Choquette</meta:initial-creator>
    <meta:creation-date>2019-10-15T14:57:54.07</meta:creation-date>
    <dc:date>2019-10-16T13:45:41.42</dc:date>
    <dc:creator>Jeremie Choquette</dc:creator>
    <meta:editing-duration>PT5H18M20S</meta:editing-duration>
    <meta:editing-cycles>6</meta:editing-cycles>
    <meta:generator>OpenOffice/4.1.3$Win32 OpenOffice.org_project/413m1$Build-9783</meta:generator>
    <meta:document-statistic meta:table-count="3" meta:cell-count="25" meta:object-count="0"/>
  </office:meta>
</office:document-meta>
</file>